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68c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68c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68c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68c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68c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68c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68c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68c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68c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68c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68c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68c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68c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68c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68c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68c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68c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afael Josue León Núñ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12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5706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rciel Rafael León Milla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13372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6.4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59" meta:non-whitespace-character-count="992"/>
    <meta:template xlink:type="simple" xlink:actuate="onRequest" xlink:title="Normal" xlink:href=""/>
  </office:meta>
</office:document-meta>
</file>